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Pogrubiona" style:font-family-generic="roman" style:font-pitch="variable"/>
    <style:font-face style:name="Liberation Serif1" svg:font-family="'Liberation Serif'" style:font-adornments="Regular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851e82" officeooo:paragraph-rsid="00851e82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officeooo:rsid="00114a13" officeooo:paragraph-rsid="00114a13" style:text-blinking="false" fo:background-color="transparent" style:font-size-asian="13pt" style:font-size-complex="13p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19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0" style:family="paragraph" style:parent-style-name="Heading_20_1">
      <style:text-properties officeooo:rsid="00703b91" officeooo:paragraph-rsid="009fd01c"/>
    </style:style>
    <style:style style:name="P21" style:family="paragraph" style:parent-style-name="Standard">
      <style:text-properties officeooo:rsid="009fd01c" officeooo:paragraph-rsid="009fd01c"/>
    </style:style>
    <style:style style:name="P22" style:family="paragraph" style:parent-style-name="Standard" style:list-style-name="L2">
      <style:text-properties officeooo:rsid="009fd01c" officeooo:paragraph-rsid="009fd01c"/>
    </style:style>
    <style:style style:name="P23" style:family="paragraph" style:parent-style-name="Standard" style:list-style-name="L2">
      <style:text-properties officeooo:rsid="00a14e7a" officeooo:paragraph-rsid="00a14e7a"/>
    </style:style>
    <style:style style:name="P24" style:family="paragraph" style:parent-style-name="Standard" style:list-style-name="L2">
      <style:text-properties officeooo:rsid="00a25b53" officeooo:paragraph-rsid="00a25b53"/>
    </style:style>
    <style:style style:name="P25" style:family="paragraph" style:parent-style-name="Text_20_body">
      <style:text-properties officeooo:rsid="00703b91" officeooo:paragraph-rsid="00703b91"/>
    </style:style>
    <style:style style:name="T1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96a496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9fd01c" style:text-blinking="false" fo:background-color="transparent" loext:char-shading-value="0"/>
    </style:style>
    <style:style style:name="T8" style:family="text">
      <style:text-properties officeooo:rsid="002162a5"/>
    </style:style>
    <style:style style:name="T9" style:family="text">
      <style:text-properties officeooo:rsid="006e0e64"/>
    </style:style>
    <style:style style:name="T10" style:family="text">
      <style:text-properties officeooo:rsid="0085724b"/>
    </style:style>
    <style:style style:name="T11" style:family="text">
      <style:text-properties officeooo:rsid="0096a496"/>
    </style:style>
    <style:style style:name="T12" style:family="text">
      <style:text-properties officeooo:rsid="00982fa5"/>
    </style:style>
    <style:style style:name="T13" style:family="text">
      <style:text-properties officeooo:rsid="009fd01c"/>
    </style:style>
    <style:style style:name="T14" style:family="text">
      <style:text-properties officeooo:rsid="00a14e7a"/>
    </style:style>
    <style:style style:name="T15" style:family="text">
      <style:text-properties officeooo:rsid="00a45f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1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562758835232">
          <table:table-cell table:style-name="Tabela1.A1" table:number-columns-spanned="3" office:value-type="string">
            <text:p text:style-name="P6">Politechnika Świętokrzyska w Kielcach</text:p>
            <text:p text:style-name="P7">Wydział Elektro<text:span text:style-name="T9">techniki</text:span>, Automatyki i Informatyki</text:p>
          </table:table-cell>
          <table:covered-table-cell/>
          <table:covered-table-cell/>
        </table:table-row>
        <table:table-row table:style-name="TableLine2562758828160">
          <table:table-cell table:style-name="Tabela1.A1" office:value-type="string">
            <text:p text:style-name="P8">Kierunek</text:p>
            <text:p text:style-name="P3">Informatyka</text:p>
          </table:table-cell>
          <table:table-cell table:style-name="Tabela1.B2" office:value-type="string">
            <text:p text:style-name="P10">Specjalizacja</text:p>
            <text:p text:style-name="P4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562758834416">
          <table:table-cell table:style-name="Tabela1.A1" office:value-type="string">
            <text:p text:style-name="P8">Grupa dziekańska</text:p>
            <text:p text:style-name="P14"><text:span text:style-name="T3">1</text:span><text:span text:style-name="T2">ID21B</text:span></text:p>
          </table:table-cell>
          <table:table-cell table:style-name="Tabela1.A1" office:value-type="string">
            <text:p text:style-name="P8">Temat <text:span text:style-name="T8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3">Przemysław Cedro</text:p>
            <text:p text:style-name="P13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2" text:outline-level="2"><text:span text:style-name="T11">T</text:span>esty <text:span text:style-name="T13">nr 2</text:span>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5"><text:span text:style-name="T6">1</text:span><text:span text:style-name="T7">6</text:span><text:span text:style-name="T4">.</text:span><text:span text:style-name="T5">0</text:span><text:span text:style-name="T6">6</text:span><text:span text:style-name="T4">.202</text:span><text:span text:style-name="T5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1. Wstęp</text:h>
      <text:p text:style-name="P25">Od czasu ostatnich zajęć <text:span text:style-name="T10">program kliencki został rozszerzony o funkcj</text:span><text:span text:style-name="T12">ę przywracania wersji plików.</text:span></text:p>
      <text:p text:style-name="P25"/>
      <text:h text:style-name="P20" text:outline-level="1"><text:span text:style-name="T13">2</text:span>. <text:span text:style-name="T13">Zmiany</text:span></text:h>
      <text:p text:style-name="P21">Poprawki jakich dokonano w programie to:</text:p>
      <text:list xml:id="list41461259" text:style-name="L2">
        <text:list-item>
          <text:p text:style-name="P22">możliwość schowania programu w system-tray, program zamyka się dopiero po wybraniu opcji „Zamknij” na ikonie w system-tray,</text:p>
        </text:list-item>
        <text:list-item>
          <text:p text:style-name="P22">zwiększono <text:span text:style-name="T15">poprawnie </text:span>limit wielkości przesyłanych plików do 8GB,</text:p>
        </text:list-item>
        <text:list-item>
          <text:p text:style-name="P22">zablokowano przycisk pełnej synchronizacji, dopóki poprzednia się nie zakończy,</text:p>
        </text:list-item>
        <text:list-item>
          <text:p text:style-name="P22">poprawiono wysyłanie nowo dodanych folderów – poprzednio pliki <text:span text:style-name="T14">zagnieżdżone w nich</text:span> nie były wzięte pod uwagę,</text:p>
        </text:list-item>
        <text:list-item>
          <text:p text:style-name="P22">poprawiono usuwanie folderów – poprzednio serwer <text:span text:style-name="T14">nie oznaczał plików zagnieżdżonych w nich jako usunięte,</text:span></text:p>
        </text:list-item>
        <text:list-item>
          <text:p text:style-name="P23">poprawiono modyfikacje folderów – poprzednio serwer nie aktualizował również plików zagnieżdżonych,</text:p>
        </text:list-item>
        <text:list-item>
          <text:p text:style-name="P23">pliki zanim zostaną wysłane w czasie pełnej synchronizacji z serwerem są sprawdzane pod kątem zawartości, aby nie trzeba było wysyłać plików, które się nie zmieniły od ostatniego czasu,</text:p>
        </text:list-item>
        <text:list-item>
          <text:p text:style-name="P24">poprawiono wyświetlanie logów – powinny teraz zawierać treść wyjątków, o których informują, że wystąpiły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Pogrubiona" style:font-family-generic="roman" style:font-pitch="variable"/>
    <style:font-face style:name="Liberation Serif1" svg:font-family="'Liberation Serif'" style:font-adornments="Regular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1" fo:font-family="'Liberation Serif'" style:font-style-name="Regularna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00000" loext:opacity="100%" style:font-name="Liberation Serif1" fo:font-family="'Liberation Serif'" style:font-style-name="Regularna" style:font-family-generic="roman" style:font-pitch="variable" fo:font-size="16pt" fo:font-weight="bold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Liberation Serif" fo:font-family="'Liberation Serif'" style:font-style-name="Pogrubiona" style:font-family-generic="roman" style:font-pitch="variable" fo:font-size="14pt" fo:font-weight="bold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.049cm" style:contextual-spacing="false" style:page-number="auto" fo:padding="0.049cm" fo:border="0.06pt solid #000000">
        <style:tab-stops/>
      </style:paragraph-properties>
      <style:text-properties style:font-name="Liberation Mono" fo:font-family="'Liberation Mono'" style:font-style-name="Regularna" style:font-family-generic="modern" style:font-pitch="fixed" fo:font-size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115</meta:editing-cycles>
    <meta:creation-date>2025-03-19T12:12:00</meta:creation-date>
    <dc:date>2025-06-17T08:23:59.579000000</dc:date>
    <meta:editing-duration>PT9H44M27S</meta:editing-duration>
    <meta:generator>LibreOffice/7.2.4.1$Windows_X86_64 LibreOffice_project/27d75539669ac387bb498e35313b970b7fe9c4f9</meta:generator>
    <meta:document-statistic meta:table-count="1" meta:image-count="0" meta:object-count="0" meta:page-count="2" meta:paragraph-count="32" meta:word-count="185" meta:character-count="1356" meta:non-whitespace-character-count="1207"/>
    <meta:user-defined meta:name="AppVersion">16.0000</meta:user-defined>
    <meta:template xlink:type="simple" xlink:actuate="onRequest" xlink:title="Normal" xlink:href=""/>
  </office:meta>
</office:document-meta>
</file>